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B167E4D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1.439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8.26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11.472cm" loext:decorative="false"/>
      <style:paragraph-properties style:writing-mode="lr-tb"/>
    </style:style>
    <style:style style:name="gr4" style:family="graphic" style:parent-style-name="standard">
      <style:graphic-properties draw:stroke="none" draw:fill="bitmap" draw:fill-image-name="perfil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932cm" fo:min-width="2.682cm" draw:shadow="visible" draw:shadow-offset-x="0.199cm" draw:shadow-offset-y="0.199cm" draw:shadow-opacity="30%" loext:shadow-blur="0.18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2.658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1.20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2.401cm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fill-color="#ffffff" fo:min-height="0.674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1.80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674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391f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>
      <style:graphic-properties style:protect="size" loext:decorative="false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.529cm" fo:margin-top="0cm" fo:margin-bottom="0cm" fo:line-height="137%" fo:text-align="center" fo:text-indent="0cm"/>
    </style:style>
    <style:style style:name="P2" style:family="paragraph">
      <style:paragraph-properties fo:margin-left="0cm" fo:margin-right="0.529cm" fo:line-height="137%" fo:text-align="center" fo:text-indent="0cm"/>
    </style:style>
    <style:style style:name="P3" style:family="paragraph">
      <loext:graphic-properties draw:fill="none" draw:fill-color="#ffffff"/>
      <style:paragraph-properties fo:margin-left="0cm" fo:margin-right="0.529cm" fo:margin-top="0cm" fo:margin-bottom="0cm" fo:line-height="137%" fo:text-align="center" fo:text-indent="0cm"/>
      <style:text-properties fo:color="#000000" loext:opacity="100%" style:font-name="Noto Sans1" fo:font-size="12pt" style:font-name-asian="Noto Sans1" style:font-size-asian="12pt" style:font-name-complex="Noto Sans1" style:font-size-complex="12pt"/>
    </style:style>
    <style:style style:name="P4" style:family="paragraph">
      <loext:graphic-properties draw:fill="none" draw:fill-color="#ffffff"/>
      <style:paragraph-properties fo:margin-top="0.42cm" fo:margin-bottom="0.349cm" fo:text-align="start"/>
      <style:text-properties style:font-name="Noto Sans1" fo:font-size="10pt" fo:letter-spacing="0.014cm" style:font-size-asian="10pt" style:font-size-complex="10pt"/>
    </style:style>
    <style:style style:name="P5" style:family="paragraph">
      <style:paragraph-properties fo:line-height="100%"/>
    </style:style>
    <style:style style:name="P6" style:family="paragraph">
      <style:paragraph-properties fo:line-height="0.801cm"/>
    </style:style>
    <style:style style:name="P7" style:family="paragraph">
      <loext:graphic-properties draw:fill="none" draw:fill-color="#ffffff"/>
      <style:paragraph-properties fo:line-height="100%"/>
      <style:text-properties fo:font-size="10pt" style:font-size-asian="10pt" style:font-size-complex="10pt"/>
    </style:style>
    <style:style style:name="P8" style:family="paragraph">
      <loext:graphic-properties draw:fill="bitmap" draw:fill-image-name="perfil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12pt"/>
    </style:style>
    <style:style style:name="P9" style:family="paragraph">
      <loext:graphic-properties draw:fill="none" draw:fill-color="#ffffff"/>
      <style:text-properties style:font-name="Noto Sans1" fo:font-size="10pt" style:font-size-asian="10pt" style:font-size-complex="10pt"/>
    </style:style>
    <style:style style:name="P10" style:family="paragraph">
      <style:paragraph-properties fo:line-height="0.6cm"/>
    </style:style>
    <style:style style:name="P11" style:family="paragraph">
      <loext:graphic-properties draw:fill="none" draw:fill-color="#ffffff"/>
      <style:paragraph-properties fo:line-height="0.6cm"/>
      <style:text-properties fo:font-size="12pt"/>
    </style:style>
    <style:style style:name="P12" style:family="paragraph">
      <loext:graphic-properties draw:fill="none" draw:fill-color="#ffffff"/>
      <style:paragraph-properties fo:line-height="100%"/>
      <style:text-properties style:font-name="Noto Sans1" fo:font-size="14pt" fo:letter-spacing="0.014cm" style:font-size-asian="14pt" style:font-size-complex="14pt"/>
    </style:style>
    <style:style style:name="P13" style:family="paragraph">
      <loext:graphic-properties draw:fill="none" draw:fill-color="#ffffff"/>
      <style:paragraph-properties fo:line-height="100%"/>
      <style:text-properties style:font-name="Noto Sans1" fo:font-size="14pt" fo:letter-spacing="0.005cm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color="#333333" loext:opacity="100%" style:font-name="Noto Sans1" fo:font-size="12pt" style:font-name-asian="Noto Sans1" style:font-size-asian="12pt" style:font-name-complex="Noto Sans1" style:font-size-complex="12pt"/>
    </style:style>
    <style:style style:name="T2" style:family="text">
      <style:text-properties fo:color="#000000" loext:opacity="100%" style:font-name="Open Sans" fo:font-size="12pt" fo:letter-spacing="0.028cm" fo:font-weight="bold" style:font-name-asian="Open Sans" style:font-size-asian="12pt" style:font-name-complex="Open Sans" style:font-size-complex="12pt"/>
    </style:style>
    <style:style style:name="T3" style:family="text">
      <style:text-properties style:font-name="Noto Sans1" fo:font-size="24pt" fo:letter-spacing="0.014cm" fo:font-weight="bold" style:font-size-asian="24pt" style:font-weight-asian="bold" style:font-size-complex="24pt" style:font-weight-complex="bold"/>
    </style:style>
    <style:style style:name="T4" style:family="text">
      <style:text-properties style:font-name="Noto Sans1" fo:font-size="10pt" fo:letter-spacing="0.014cm" style:font-size-asian="10pt" style:font-size-complex="10pt"/>
    </style:style>
    <style:style style:name="T5" style:family="text">
      <style:text-properties style:font-name="Noto Sans1" fo:font-size="12pt" fo:letter-spacing="0.014cm" fo:font-weight="bold" style:font-size-asian="12pt" style:font-weight-asian="bold" style:font-size-complex="12pt" style:font-weight-complex="bold"/>
    </style:style>
    <style:style style:name="T6" style:family="text">
      <style:text-properties style:font-name="Noto Sans1" fo:font-size="12pt" fo:letter-spacing="0.014cm" style:font-size-asian="12pt" style:font-size-complex="12pt"/>
    </style:style>
    <style:style style:name="T7" style:family="text">
      <style:text-properties style:font-name="Noto Sans1" fo:letter-spacing="0.014cm"/>
    </style:style>
    <style:style style:name="T8" style:family="text">
      <style:text-properties style:font-name="Noto Sans2" fo:font-size="12pt" fo:letter-spacing="0.02cm" fo:font-weight="bold" style:font-size-asian="12pt" style:font-weight-asian="bold" style:font-size-complex="12pt" style:font-weight-complex="bold"/>
    </style:style>
    <style:style style:name="T9" style:family="text">
      <style:text-properties fo:color="#333333" loext:opacity="100%" style:font-name="Noto Sans2" fo:font-size="10pt" fo:letter-spacing="0.02cm" style:font-size-asian="10pt" style:font-size-complex="10pt"/>
    </style:style>
    <style:style style:name="T10" style:family="text">
      <style:text-properties style:font-name="Noto Sans1" fo:font-size="12pt" fo:letter-spacing="0.02cm" fo:font-weight="bold" style:font-size-asian="12pt" style:font-weight-asian="bold" style:font-size-complex="12pt" style:font-weight-complex="bold"/>
    </style:style>
    <style:style style:name="T11" style:family="text">
      <style:text-properties fo:color="#333333" loext:opacity="100%" style:font-name="Noto Sans1" fo:font-size="10pt" fo:letter-spacing="0.02cm" style:font-size-asian="10pt" style:font-size-complex="10pt"/>
    </style:style>
    <style:style style:name="T12" style:family="text">
      <style:text-properties style:font-name="Noto Sans1" fo:font-size="10pt" style:font-size-asian="10pt" style:font-size-complex="10pt"/>
    </style:style>
    <style:style style:name="T13" style:family="text">
      <style:text-properties fo:color="#333333" loext:opacity="100%" style:font-name="Noto Sans1" fo:font-size="10pt" fo:letter-spacing="0.014cm" style:font-size-asian="10pt" style:font-size-complex="10pt"/>
    </style:style>
    <style:style style:name="T14" style:family="text">
      <style:text-properties fo:color="#333333" loext:opacity="100%" style:font-name="Noto Sans1" fo:font-size="10pt" fo:letter-spacing="0.014cm" fo:font-weight="normal" style:font-size-asian="10pt" style:font-weight-asian="normal" style:font-size-complex="10pt" style:font-weight-complex="normal"/>
    </style:style>
    <style:style style:name="T15" style:family="text">
      <style:text-properties style:font-name="Noto Sans1" fo:font-size="14pt" fo:letter-spacing="0.014cm" fo:font-weight="bold" style:font-size-asian="14pt" style:font-weight-asian="bold" style:font-size-complex="14pt" style:font-weight-complex="bold"/>
    </style:style>
    <style:style style:name="T16" style:family="text">
      <style:text-properties fo:color="#333333" loext:opacity="100%" style:font-name="Noto Sans1" fo:font-size="10pt" fo:letter-spacing="0.014cm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Marco de texto 1" draw:style-name="gr1" draw:text-style-name="P3" draw:layer="layout" svg:width="18cm" svg:height="1.689cm" svg:x="2cm" svg:y="0.634cm">
          <draw:text-box>
            <text:p text:style-name="P1"><text:span text:style-name="T1">Av. Juan B. Justo 1870,  San Miguel de Tucumán, Tucumán, Argentina </text:span></text:p>
            <text:p text:style-name="P2"><text:span text:style-name="T2">+54 9 381 606-5882       francogadea1812@gmail.com</text:span></text:p>
          </draw:text-box>
        </draw:frame>
        <draw:frame draw:name="Marco de texto 2" draw:style-name="gr2" draw:text-style-name="P4" draw:layer="layout" svg:width="16.5cm" svg:height="8.51cm" svg:x="1cm" svg:y="3.8cm">
          <draw:text-box>
            <text:p><text:span text:style-name="T3">Franco Javier Álvarez</text:span></text:p>
            <text:p><text:span text:style-name="T4"/></text:p>
            <text:p><text:span text:style-name="T5">Desarrollador Web Full Stack</text:span><text:span text:style-name="T6"> con sólida experiencia en </text:span><text:span text:style-name="T5">React</text:span><text:span text:style-name="T6"> y </text:span><text:span text:style-name="T5">Node.js</text:span><text:span text:style-name="T6">, especializado en la creación de aplicaciones web </text:span><text:span text:style-name="T5">escalables</text:span><text:span text:style-name="T6"> y de</text:span><text:span text:style-name="T5"> alto rendimiento</text:span><text:span text:style-name="T6">. Apasionado por transformar ideas en soluciones tecnológicas efectivas, con un enfoque en la </text:span><text:span text:style-name="T5">mejora continua</text:span><text:span text:style-name="T6"> y la optimización de la </text:span><text:span text:style-name="T5">experiencia del usuario</text:span><text:span text:style-name="T6">.</text:span></text:p>
            <text:p><text:span text:style-name="T7"/></text:p>
            <text:p><text:span text:style-name="T5">Porfolio:</text:span><text:span text:style-name="T6"> </text:span><text:span text:style-name="T6"><text:a xlink:href="https://francojaviergadea.github.io/" xlink:type="simple">https://francojaviergadea.github.io</text:a></text:span></text:p>
            <text:p><text:span text:style-name="T6"/></text:p>
            <text:p><text:span text:style-name="T5">Whatsapp:</text:span><text:span text:style-name="T6"> </text:span><text:span text:style-name="T6"><text:a xlink:href="https://wa.me/5493816065882" xlink:type="simple">https://wa.me/5493816065882</text:a></text:span></text:p>
            <text:p><text:span text:style-name="T6"/></text:p>
            <text:p><text:span text:style-name="T5">Linkedin:</text:span><text:span text:style-name="T6"> </text:span><text:span text:style-name="T6"><text:a xlink:href="https://www.linkedin.com/in/franco-javier-alvarez" xlink:type="simple">https://www.linkedin.com/in/franco-javier-alvarez</text:a></text:span><text:span text:style-name="T6"><text:s/></text:span></text:p>
          </draw:text-box>
        </draw:frame>
        <draw:frame draw:name="Marco de texto 3" draw:style-name="gr3" draw:text-style-name="P7" draw:layer="layout" svg:width="4cm" svg:height="11.722cm" svg:x="17cm" svg:y="13.5cm">
          <draw:text-box>
            <text:p text:style-name="P5"><text:span text:style-name="T8">HABILIDADES</text:span></text:p>
            <text:p text:style-name="P6"><text:span text:style-name="T9">React</text:span></text:p>
            <text:p text:style-name="P6"><text:span text:style-name="T9">Next</text:span></text:p>
            <text:p text:style-name="P6"><text:span text:style-name="T9">Astro</text:span></text:p>
            <text:p text:style-name="P6"><text:span text:style-name="T9">Node</text:span></text:p>
            <text:p text:style-name="P6"><text:span text:style-name="T9">Express</text:span></text:p>
            <text:p text:style-name="P6"><text:span text:style-name="T9">Bootstrap</text:span></text:p>
            <text:p text:style-name="P6"><text:span text:style-name="T9">MongoDB</text:span></text:p>
            <text:p text:style-name="P6"><text:span text:style-name="T9">MySQL</text:span></text:p>
            <text:p text:style-name="P6"><text:span text:style-name="T9">HTML</text:span></text:p>
            <text:p text:style-name="P6"><text:span text:style-name="T9">CSS</text:span></text:p>
            <text:p text:style-name="P6"><text:span text:style-name="T9">JavaScript</text:span></text:p>
            <text:p text:style-name="P6"><text:span text:style-name="T9">PHP</text:span></text:p>
            <text:p text:style-name="P6"><text:span text:style-name="T9">Wordpress</text:span></text:p>
          </draw:text-box>
        </draw:frame>
        <draw:custom-shape draw:name="Forma 1" draw:style-name="gr4" draw:text-style-name="P8" draw:layer="layout" svg:width="4.5cm" svg:height="4.5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Marco de texto 5" draw:style-name="gr5" draw:text-style-name="P9" draw:layer="layout" svg:width="3.581cm" svg:height="2.908cm" svg:x="17cm" svg:y="25.508cm">
          <draw:text-box>
            <text:p><text:span text:style-name="T10">IDIOMAS</text:span></text:p>
            <text:p text:style-name="P6"><text:span text:style-name="T11">Español (Nativo)</text:span></text:p>
            <text:p text:style-name="P6"><text:span text:style-name="T11">Inglés (Medio)</text:span></text:p>
            <text:p><text:span text:style-name="T12"/></text:p>
          </draw:text-box>
        </draw:frame>
        <draw:frame draw:name="Marco de texto 6" draw:style-name="gr6" draw:text-style-name="P11" draw:layer="layout" svg:width="15cm" svg:height="1.451cm" svg:x="1cm" svg:y="19cm">
          <draw:text-box>
            <text:p text:style-name="P10"><text:span text:style-name="T5">Universidad Tecnológica Nacional - Ing. Sistemas de información</text:span></text:p>
            <text:p text:style-name="P10"><text:span text:style-name="T13">Febrero 2021</text:span></text:p>
          </draw:text-box>
        </draw:frame>
        <draw:frame draw:name="Marco de texto 8" draw:style-name="gr7" draw:text-style-name="P11" draw:layer="layout" svg:width="15cm" svg:height="2.651cm" svg:x="1cm" svg:y="20.8cm">
          <draw:text-box>
            <text:p text:style-name="P10"><text:span text:style-name="T5">Argentina Programa 4.0 - Full Stack Developer</text:span></text:p>
            <text:p text:style-name="P10"><text:span text:style-name="T14">Plan nacional de formación en programación impulsado por el Ministerio de Economía de la Nación</text:span></text:p>
            <text:p text:style-name="P10"><text:span text:style-name="T13">Abril 2022 - Marzo 2023</text:span></text:p>
          </draw:text-box>
        </draw:frame>
        <draw:frame draw:name="Marco de texto 9" draw:style-name="gr6" draw:text-style-name="P11" draw:layer="layout" svg:width="12.419cm" svg:height="1.451cm" svg:x="0.981cm" svg:y="14.9cm">
          <draw:text-box>
            <text:p text:style-name="P10"><text:span text:style-name="T5">Krayion Digital Agency - Desarrollador web</text:span></text:p>
            <text:p text:style-name="P10"><text:span text:style-name="T13">Agosto 2022 - Noviembre 2023</text:span></text:p>
          </draw:text-box>
        </draw:frame>
        <draw:frame draw:name="Marco de texto 4" draw:style-name="gr8" draw:text-style-name="P12" draw:layer="layout" svg:width="4.252cm" svg:height="0.924cm" svg:x="1cm" svg:y="17.5cm">
          <draw:text-box>
            <text:p text:style-name="P5"><text:span text:style-name="T15">EDUCACIÓN</text:span></text:p>
          </draw:text-box>
        </draw:frame>
        <draw:frame draw:name="Marco de texto 14" draw:style-name="gr7" draw:text-style-name="P11" draw:layer="layout" svg:width="15.01cm" svg:height="2.651cm" svg:x="0.99cm" svg:y="25.9cm">
          <draw:text-box>
            <text:p text:style-name="P10"><text:span text:style-name="T5">Estudio contable</text:span></text:p>
            <text:p text:style-name="P10"><text:span text:style-name="T13">Landing page y blog de un Estudio Contable de Buenos Aires hecha en </text:span><text:span text:style-name="T16">Wordpress</text:span></text:p>
            <text:p text:style-name="P10"><text:span text:style-name="T4"><text:a xlink:href="https://lucianocarciofi.com.ar/" xlink:type="simple">https://lucianocarciofi.com.ar/</text:a></text:span></text:p>
          </draw:text-box>
        </draw:frame>
        <draw:frame draw:name="Marco de texto 13" draw:style-name="gr8" draw:text-style-name="P13" draw:layer="layout" svg:width="4.099cm" svg:height="0.924cm" svg:x="1.001cm" svg:y="24.5cm">
          <draw:text-box>
            <text:p text:style-name="P5"><text:span text:style-name="T15">Proyectos</text:span></text:p>
          </draw:text-box>
        </draw:frame>
        <draw:frame draw:name="Marco de texto 15" draw:style-name="gr9" draw:text-style-name="P11" draw:layer="layout" svg:width="15cm" svg:height="2.051cm" svg:x="1cm" svg:y="28.8cm">
          <draw:text-box>
            <text:p text:style-name="P10"><text:span text:style-name="T5">Libros – Prueba técnica de Midudev</text:span></text:p>
            <text:p text:style-name="P10"><text:span text:style-name="T13">Prueba técnica de Midudev hecha con </text:span><text:span text:style-name="T16">Astro</text:span><text:span text:style-name="T13">, </text:span><text:span text:style-name="T16">React</text:span><text:span text:style-name="T13"> y</text:span><text:span text:style-name="T16"> View transitions</text:span></text:p>
            <text:p text:style-name="P10"><text:span text:style-name="T4"><text:a xlink:href="https://libros1812.netlify.app/" xlink:type="simple">https://libros1812.netlify.app</text:a></text:span></text:p>
          </draw:text-box>
        </draw:frame>
        <draw:frame draw:name="Marco de texto 7" draw:style-name="gr10" draw:text-style-name="P12" draw:layer="layout" svg:width="4.499cm" svg:height="0.924cm" svg:x="1cm" svg:y="13.5cm">
          <draw:text-box>
            <text:p text:style-name="P5"><text:span text:style-name="T15">EXPERIENCIA</text:span></text:p>
          </draw:text-box>
        </draw:frame>
        <draw:line draw:style-name="gr11" draw:text-style-name="P14" draw:layer="layout" svg:x1="0.981cm" svg:y1="18.5cm" svg:x2="16cm" svg:y2="18.5cm">
          <text:p/>
        </draw:line>
        <draw:line draw:style-name="gr11" draw:text-style-name="P14" draw:layer="layout" svg:x1="1.003cm" svg:y1="14.5cm" svg:x2="16cm" svg:y2="14.5cm">
          <text:p/>
        </draw:line>
        <draw:line draw:style-name="gr11" draw:text-style-name="P14" draw:layer="layout" svg:x1="0.981cm" svg:y1="25.5cm" svg:x2="16cm" svg:y2="25.5cm">
          <text:p/>
        </draw:line>
        <draw:frame draw:name="Marco de texto 10" draw:style-name="gr9" draw:text-style-name="P11" draw:layer="layout" svg:width="14.906cm" svg:height="2.051cm" svg:x="0.994cm" svg:y="31.193cm">
          <draw:text-box>
            <text:p text:style-name="P10"><text:span text:style-name="T5">Devaster.tech</text:span></text:p>
            <text:p text:style-name="P10"><text:span text:style-name="T13">Landing page para una empresa de software hecha con </text:span><text:span text:style-name="T16">Astro</text:span><text:span text:style-name="T13"> y </text:span><text:span text:style-name="T16">Wordpress</text:span></text:p>
            <text:p text:style-name="P10"><text:span text:style-name="T4"><text:a xlink:href="https://devaster-test.netlify.app/" xlink:type="simple">https://devaster-test.netlify.app/</text:a>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user-transformed="true">
            <draw:text-box>
              <text:p>Curriculum 01/09/2024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erfil" xlink:href="Pictures/10000001000001B0000001B167E4D2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12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2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901cm" fo:margin-bottom="0cm" fo:text-indent="0cm"/>
      <style:text-properties fo:font-size="63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676cm" fo:margin-bottom="0cm" fo:text-indent="0cm"/>
      <style:text-properties fo:font-size="54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45cm" fo:margin-bottom="0cm" fo:text-indent="0cm"/>
      <style:text-properties fo:font-size="4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9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598cm" svg:height="7.575cm" svg:x="3.2cm" svg:y="2.485cm"/>
      <draw:page-thumbnail draw:layer="backgroundobjects" svg:width="4.598cm" svg:height="7.575cm" svg:x="3.2cm" svg:y="11.061cm"/>
      <draw:page-thumbnail draw:layer="backgroundobjects" svg:width="4.598cm" svg:height="7.575cm" svg:x="3.2cm" svg:y="19.637cm"/>
      <draw:page-thumbnail draw:layer="backgroundobjects" svg:width="4.598cm" svg:height="7.575cm" svg:x="13.2cm" svg:y="2.485cm"/>
      <draw:page-thumbnail draw:layer="backgroundobjects" svg:width="4.598cm" svg:height="7.575cm" svg:x="13.2cm" svg:y="11.061cm"/>
      <draw:page-thumbnail draw:layer="backgroundobjects" svg:width="4.598cm" svg:height="7.575cm" svg:x="13.2cm" svg:y="19.637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19.43cm" svg:height="5.936cm" svg:x="1.078cm" svg:y="1.418cm" presentation:class="title" presentation:placeholder="true">
        <draw:text-box/>
      </draw:frame>
      <draw:frame presentation:style-name="Predeterminado-outline1" draw:layer="backgroundobjects" svg:width="19.43cm" svg:height="20.622cm" svg:x="1.078cm" svg:y="8.319cm" presentation:class="outline" presentation:placeholder="true">
        <draw:text-box/>
      </draw:frame>
      <draw:frame presentation:style-name="Mpr1" draw:text-style-name="MP2" draw:layer="backgroundobjects" svg:width="5.029cm" svg:height="2.45cm" svg:x="1.078cm" svg:y="32.3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cm" svg:x="7.383cm" svg:y="32.3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29cm" svg:height="2.45cm" svg:x="15.479cm" svg:y="32.39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1T15:27:24.528000000</meta:creation-date>
    <dc:date>2024-09-07T12:32:40.251000000</dc:date>
    <meta:editing-duration>PT50M42S</meta:editing-duration>
    <meta:editing-cycles>10</meta:editing-cycles>
    <meta:generator>LibreOffice/24.8.0.3$Windows_X86_64 LibreOffice_project/0bdf1299c94fe897b119f97f3c613e9dca6be583</meta:generator>
    <meta:print-date>2024-09-01T22:09:38.782000000</meta:print-date>
    <meta:printed-by>Archivos PDF</meta:printed-by>
    <meta:document-statistic meta:object-count="40"/>
  </office:meta>
</office:document-meta>
</file>